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weight="bold" officeooo:rsid="000db55a" officeooo:paragraph-rsid="000db55a" style:font-weight-asian="bold" style:font-weight-complex="bold"/>
    </style:style>
    <style:style style:name="P2" style:family="paragraph" style:parent-style-name="Text_20_body">
      <style:text-properties officeooo:rsid="000db55a" officeooo:paragraph-rsid="000db55a"/>
    </style:style>
    <style:style style:name="P3" style:family="paragraph" style:parent-style-name="Text_20_body">
      <style:text-properties fo:font-weight="bold" officeooo:rsid="000db55a" officeooo:paragraph-rsid="000db55a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db55a" officeooo:paragraph-rsid="000dccb5" style:font-weight-asian="bold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bold" officeooo:rsid="000db55a" officeooo:paragraph-rsid="000db55a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0db55a" officeooo:paragraph-rsid="000db55a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0dccb5" officeooo:paragraph-rsid="000dccb5" style:font-weight-asian="bold" style:font-weight-complex="bold"/>
    </style:style>
    <style:style style:name="P8" style:family="paragraph" style:parent-style-name="Text_20_body">
      <style:text-properties fo:font-weight="normal" officeooo:rsid="000dccb5" officeooo:paragraph-rsid="000dccb5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0dccb5" officeooo:paragraph-rsid="000dccb5" style:font-weight-asian="normal" style:font-weight-complex="normal"/>
    </style:style>
    <style:style style:name="P10" style:family="paragraph" style:parent-style-name="Text_20_body" style:list-style-name="L3">
      <style:paragraph-properties fo:text-align="justify" style:justify-single-word="false"/>
      <style:text-properties officeooo:paragraph-rsid="000f5287"/>
    </style:style>
    <style:style style:name="P11" style:family="paragraph" style:parent-style-name="Text_20_body">
      <style:paragraph-properties fo:text-align="justify" style:justify-single-word="false"/>
      <style:text-properties officeooo:paragraph-rsid="000dccb5"/>
    </style:style>
    <style:style style:name="P12" style:family="paragraph" style:parent-style-name="Title">
      <style:text-properties officeooo:rsid="000db55a" officeooo:paragraph-rsid="000db55a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528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ccb5" style:font-weight-asian="bold" style:font-weight-complex="bold"/>
    </style:style>
    <style:style style:name="T7" style:family="text">
      <style:text-properties fo:font-weight="bold" officeooo:rsid="000f5287" style:font-weight-asian="bold" style:font-weight-complex="bold"/>
    </style:style>
    <style:style style:name="T8" style:family="text">
      <style:text-properties fo:language="es" fo:country="ES" fo:font-weight="bold" officeooo:rsid="000f5287" style:font-weight-asian="bold" style:font-weight-complex="bold"/>
    </style:style>
    <style:style style:name="T9" style:family="text">
      <style:text-properties fo:language="es" fo:country="ES" fo:font-weight="normal" officeooo:rsid="000f5287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ristian Lage Fern<text:span text:style-name="T1">ández</text:span></text:p>
      <text:p text:style-name="P2"><text:span text:style-name="T1"/></text:p>
      <text:p text:style-name="P1">Ejercicios propuestos</text:p>
      <text:p text:style-name="P3"/>
      <text:p text:style-name="P4">1. ¿Los usuarios finales acceden a los datos de una base de datos directamente?</text:p>
      <text:p text:style-name="P4"><text:s/><text:span text:style-name="T2">Los usuarios finales normalmente no utilizan la base de datos directamente, si no que utilizan aplicaciones creadas para ellos a fin de facilitar la manipulación de los datos.</text:span></text:p>
      <text:p text:style-name="P4">2. ¿Qué es el “Universo del discurso” en relación a una base da datos?</text:p>
      <text:p text:style-name="P4"><text:span text:style-name="T2">El universo de discurso son los cambios introducidos en el minimundo se reflejan en la base de datos.</text:span></text:p>
      <text:p text:style-name="P4">3.<text:span text:style-name="T2"> </text:span>Los procesos de consultas en las bases de datos deben garantizar la integridad, confidencialidad y seguridad. Explica en que consiste estos tres términos.</text:p>
      <text:p text:style-name="P4"><text:span text:style-name="T2">Consisten en:</text:span></text:p>
      <text:list xml:id="list3178177577" text:style-name="L1">
        <text:list-item>
          <text:p text:style-name="P5"><text:span text:style-name="T2">Evitar la redundancia de datos, eliiminando las posibles inconsistencias.</text:span></text:p>
        </text:list-item>
        <text:list-item>
          <text:p text:style-name="P5"><text:span text:style-name="T2">Mantener la integridad de los datos realizando las validaciones necesarias al actualizar.</text:span></text:p>
        </text:list-item>
        <text:list-item>
          <text:p text:style-name="P5"><text:span text:style-name="T2">Asegurar la independencia entre aplicaciones y datos.</text:span></text:p>
        </text:list-item>
        <text:list-item>
          <text:p text:style-name="P5"><text:span text:style-name="T2">Mejorar la eficacia de acceso a datos, especialmente en consultas imprevistas.</text:span></text:p>
        </text:list-item>
      </text:list>
      <text:p text:style-name="P6">4. Diferentes aplicaciones pueden acceder a la misma base da datos. En caso afirmativo, esta</text:p>
      <text:p text:style-name="P6">practica compromete a la integridad de los datos?</text:p>
      <text:p text:style-name="P9">Si, que pueden acceder a la misma base de datos. No compromete a la integridad de los datos.</text:p>
      <text:p text:style-name="P7">6. ¿Que significan las siglas SGBD? Explica el termino.</text:p>
      <text:p text:style-name="P9">Las siglas de SGBD significan: <text:span text:style-name="T5">Sistemas de Gestión de Bases de Datos.</text:span></text:p>
      <text:p text:style-name="P9">SGBD es un programa o conjunto de programas que permiten a los usuarios crear y mantener una base de datos.</text:p>
      <text:p text:style-name="P7">5. Se dice que las bases de datos siguen un modelo ACID. Explica en que consiste y por algún</text:p>
      <text:p text:style-name="P7">ejemplo de cada una de sus propiedades.</text:p>
      <text:p text:style-name="P11"><text:span text:style-name="T3">El modelo ACID es un resumen de las propiedades que debe mantener una data base de forma conjunta, con el objetivo de garantizar la seguridad de las transacciones.</text:span></text:p>
      <text:p text:style-name="P11"><text:span text:style-name="T6">Algunas de las propiedades del modelo ACID son:</text:span></text:p>
      <text:list xml:id="list2315518606" text:style-name="L3">
        <text:list-item>
          <text:p text:style-name="P10"><text:span text:style-name="T6">Atomicity o atomicidad:</text:span><text:span text:style-name="T3"> </text:span><text:span text:style-name="T4">cuando vas al banco y quieres sacar dinero con tu tarjeta.</text:span></text:p>
        </text:list-item>
        <text:list-item>
          <text:p text:style-name="P10"><text:soft-page-break/><text:span text:style-name="T7">Consistency o consistencia: </text:span><text:span text:style-name="T9">si yo compro 3 productos que cuestan en total 100 eruros . No puede ser que me lleguen 2 productos o no puede ser que me lleguen 3 pero que pague 200 euros.</text:span></text:p>
        </text:list-item>
        <text:list-item>
          <text:p text:style-name="P10"><text:span text:style-name="T7">Isolation o aislamiento: </text:span></text:p>
        </text:list-item>
        <text:list-item>
          <text:p text:style-name="P10"><text:span text:style-name="T7">Durability:</text:span><text:span text:style-name="T6"><text:line-break/>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9:12:56.792585223</meta:creation-date>
    <dc:date>2023-09-21T09:40:35.296084610</dc:date>
    <meta:editing-duration>PT5M48S</meta:editing-duration>
    <meta:editing-cycles>1</meta:editing-cycles>
    <meta:document-statistic meta:table-count="0" meta:image-count="0" meta:object-count="0" meta:page-count="2" meta:paragraph-count="26" meta:word-count="350" meta:character-count="2049" meta:non-whitespace-character-count="1730"/>
    <meta:generator>LibreOffice/7.3.7.2$Linux_X86_64 LibreOffice_project/30$Build-2</meta:generator>
  </office:meta>
</office:document-meta>
</file>